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35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2.19mm"/>
    </style:style>
    <style:style style:name="co4" style:family="table-column">
      <style:table-column-properties fo:break-before="auto" style:column-width="40.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21.03mm"/>
    </style:style>
    <style:style style:name="co7" style:family="table-column">
      <style:table-column-properties fo:break-before="auto" style:column-width="44.22mm"/>
    </style:style>
    <style:style style:name="co8" style:family="table-column">
      <style:table-column-properties fo:break-before="auto" style:column-width="52.25mm"/>
    </style:style>
    <style:style style:name="co9" style:family="table-column">
      <style:table-column-properties fo:break-before="auto" style:column-width="32.3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Dinámico">
      <style:table-properties table:display="true" style:writing-mode="lr-tb"/>
    </style:style>
    <style:style style:name="ta2" style:family="table" style:master-page-name="PageStyle_5f_Reposo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able-cell-properties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inámico" table:style-name="ta1">
        <office:forms form:automatic-focus="false" form:apply-design-mode="false"/>
        <table:shapes>
          <draw:frame draw:z-index="0" draw:style-name="gr1" draw:text-style-name="P1" svg:width="171.95mm" svg:height="108.22mm" svg:x="217.88mm" svg:y="17.9mm">
            <draw:object draw:notify-on-update-of-ranges="Dinámico.A7:Dinámico.A21 Dinámico.A8:Dinámico.A21 Dinámico.B6:Dinámico.B6 Dinámico.B8:Dinámico.B21 Dinámico.A8:Dinámico.A21 Dinámico.C6:Dinámico.C6 Dinámico.C8:Dinámico.C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72.1mm" svg:height="96.06mm" svg:x="218.2mm" svg:y="129.1mm">
            <draw:object draw:notify-on-update-of-ranges="Dinámico.A7:Dinámico.A21 Dinámico.A8:Dinámico.A21 Dinámico.B6:Dinámico.B6 Dinámico.D8:Dinámico.D21 Dinámico.A8:Dinámico.A21 Dinámico.C6:Dinámico.C6 Dinámico.E8:Dinámico.E2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69.54mm" svg:height="95.36mm" svg:x="410.15mm" svg:y="19.98mm">
            <draw:object draw:notify-on-update-of-ranges="Dinámico.B9:Dinámico.B21 Dinámico.C8:Dinámico.C21 Dinámico.E4:Dinámico.E4 Dinámico.B8:Dinámico.B2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eposo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ulsómetro/Cardiofrecuencímet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iempo [s]</text:p>
          </table:table-cell>
          <table:table-cell table:style-name="ce1" office:value-type="string" calcext:value-type="string">
            <text:p>Pulsómetro</text:p>
          </table:table-cell>
          <table:table-cell table:style-name="ce1" office:value-type="string" calcext:value-type="string">
            <text:p>Cardiofrecuencímetro</text:p>
          </table:table-cell>
          <table:table-cell office:value-type="string" calcext:value-type="string">
            <text:p>Desviación Pulsómetro</text:p>
          </table:table-cell>
          <table:table-cell office:value-type="string" calcext:value-type="string">
            <text:p>Desviación Cardiofrecuencímetro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74" calcext:value-type="float">
            <text:p>174</text:p>
          </table:table-cell>
          <table:table-cell table:style-name="ce1" office:value-type="float" office:value="140" calcext:value-type="float">
            <text:p>140</text:p>
          </table:table-cell>
          <table:table-cell table:formula="of:=+[.B7]-[.$B$4]" office:value-type="float" office:value="104" calcext:value-type="float">
            <text:p>104</text:p>
          </table:table-cell>
          <table:table-cell table:formula="of:=+[.C7]-[.$C$4]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6" calcext:value-type="float">
            <text:p>136</text:p>
          </table:table-cell>
          <table:table-cell table:formula="of:=+[.B8]-[.$B$4]" office:value-type="float" office:value="64" calcext:value-type="float">
            <text:p>64</text:p>
          </table:table-cell>
          <table:table-cell table:formula="of:=+[.C8]-[.$C$4]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30" calcext:value-type="float">
            <text:p>130</text:p>
          </table:table-cell>
          <table:table-cell table:formula="of:=+[.B9]-[.$B$4]" office:value-type="float" office:value="56" calcext:value-type="float">
            <text:p>56</text:p>
          </table:table-cell>
          <table:table-cell table:formula="of:=+[.C9]-[.$C$4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2" calcext:value-type="float">
            <text:p>122</text:p>
          </table:table-cell>
          <table:table-cell table:formula="of:=+[.B10]-[.$B$4]" office:value-type="float" office:value="49" calcext:value-type="float">
            <text:p>49</text:p>
          </table:table-cell>
          <table:table-cell table:formula="of:=+[.C10]-[.$C$4]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18" calcext:value-type="float">
            <text:p>118</text:p>
          </table:table-cell>
          <table:table-cell table:formula="of:=+[.B11]-[.$B$4]" office:value-type="float" office:value="49" calcext:value-type="float">
            <text:p>49</text:p>
          </table:table-cell>
          <table:table-cell table:formula="of:=+[.C11]-[.$C$4]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113" calcext:value-type="float">
            <text:p>113</text:p>
          </table:table-cell>
          <table:table-cell table:formula="of:=+[.B12]-[.$B$4]" office:value-type="float" office:value="43" calcext:value-type="float">
            <text:p>43</text:p>
          </table:table-cell>
          <table:table-cell table:formula="of:=+[.C12]-[.$C$4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8" calcext:value-type="float">
            <text:p>108</text:p>
          </table:table-cell>
          <table:table-cell table:formula="of:=+[.B13]-[.$B$4]" office:value-type="float" office:value="42" calcext:value-type="float">
            <text:p>42</text:p>
          </table:table-cell>
          <table:table-cell table:formula="of:=+[.C13]-[.$C$4]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formula="of:=+[.B14]-[.$B$4]" office:value-type="float" office:value="34" calcext:value-type="float">
            <text:p>34</text:p>
          </table:table-cell>
          <table:table-cell table:formula="of:=+[.C14]-[.$C$4]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5" calcext:value-type="float">
            <text:p>105</text:p>
          </table:table-cell>
          <table:table-cell table:formula="of:=+[.B15]-[.$B$4]" office:value-type="float" office:value="36" calcext:value-type="float">
            <text:p>36</text:p>
          </table:table-cell>
          <table:table-cell table:formula="of:=+[.C15]-[.$C$4]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1" calcext:value-type="float">
            <text:p>101</text:p>
          </table:table-cell>
          <table:table-cell table:formula="of:=+[.B16]-[.$B$4]" office:value-type="float" office:value="32" calcext:value-type="float">
            <text:p>32</text:p>
          </table:table-cell>
          <table:table-cell table:formula="of:=+[.C16]-[.$C$4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formula="of:=+[.B17]-[.$B$4]" office:value-type="float" office:value="29" calcext:value-type="float">
            <text:p>29</text:p>
          </table:table-cell>
          <table:table-cell table:formula="of:=+[.C17]-[.$C$4]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9" calcext:value-type="float">
            <text:p>99</text:p>
          </table:table-cell>
          <table:table-cell table:formula="of:=+[.B18]-[.$B$4]" office:value-type="float" office:value="25" calcext:value-type="float">
            <text:p>25</text:p>
          </table:table-cell>
          <table:table-cell table:formula="of:=+[.C18]-[.$C$4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97" calcext:value-type="float">
            <text:p>97</text:p>
          </table:table-cell>
          <table:table-cell table:formula="of:=+[.B19]-[.$B$4]" office:value-type="float" office:value="29" calcext:value-type="float">
            <text:p>29</text:p>
          </table:table-cell>
          <table:table-cell table:formula="of:=+[.C19]-[.$C$4]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formula="of:=+[.B20]-[.$B$4]" office:value-type="float" office:value="23" calcext:value-type="float">
            <text:p>23</text:p>
          </table:table-cell>
          <table:table-cell table:formula="of:=+[.C20]-[.$C$4]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3" calcext:value-type="float">
            <text:p>93</text:p>
          </table:table-cell>
          <table:table-cell table:formula="of:=+[.B21]-[.$B$4]" office:value-type="float" office:value="24" calcext:value-type="float">
            <text:p>24</text:p>
          </table:table-cell>
          <table:table-cell table:formula="of:=+[.C21]-[.$C$4]" office:value-type="float" office:value="24" calcext:value-type="float">
            <text:p>24</text:p>
          </table:table-cell>
          <table:table-cell table:number-columns-repeated="101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oso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iempo [s]</text:p>
          </table:table-cell>
          <table:table-cell office:value-type="string" calcext:value-type="string">
            <text:p>Pulsómetro (PPG) [PPM]</text:p>
          </table:table-cell>
          <table:table-cell office:value-type="string" calcext:value-type="string">
            <text:p>Pulsómetro (ECG) [PPM]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sómetro (PPG) [PPM]</text:p>
          </table:table-cell>
          <table:table-cell office:value-type="string" calcext:value-type="string">
            <text:p>Pulsómetro (ECG) [PPM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medio</text:p>
          </table:table-cell>
          <table:table-cell table:style-name="ce2" table:formula="of:=+AVERAGE([.B8:.B16])" office:value-type="float" office:value="69.8888888888889" calcext:value-type="float">
            <text:p>70</text:p>
          </table:table-cell>
          <table:table-cell table:style-name="ce2" table:formula="of:=+AVERAGE([.C8:.C16])" office:value-type="float" office:value="68.8888888888889" calcext:value-type="float">
            <text:p>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viación tipica</text:p>
          </table:table-cell>
          <table:table-cell table:formula="of:=+STDEV([.B8:.B16])" office:value-type="float" office:value="4.01386485959743" calcext:value-type="float">
            <text:p>4,0138648596</text:p>
          </table:table-cell>
          <table:table-cell table:formula="of:=+STDEV([.C8:.C16])" office:value-type="float" office:value="1.90029237516523" calcext:value-type="float">
            <text:p>1,90029237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table:formula="of:=+COUNT([.B8:.B16])-1" office:value-type="float" office:value="8" calcext:value-type="float">
            <text:p>8</text:p>
          </table:table-cell>
          <table:table-cell table:formula="of:=+COUNT([.C8:.C16])-1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 student</text:p>
          </table:table-cell>
          <table:table-cell table:number-columns-repeated="2" office:value-type="float" office:value="3.355" calcext:value-type="float">
            <text:p>3,3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 absoluto</text:p>
          </table:table-cell>
          <table:table-cell table:formula="of:=+[.B23]*[.B20]/SQRT([.B22])" office:value-type="float" office:value="4.48883886798313" calcext:value-type="float">
            <text:p>4,488838868</text:p>
          </table:table-cell>
          <table:table-cell table:formula="of:=+[.C23]*[.C20]/SQRT([.C22])" office:value-type="float" office:value="2.12516030622645" calcext:value-type="float">
            <text:p>2,125160306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5" number:min-integer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 style:data-style-name="N2" text:time-value="00:41:55.08783304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poso" style:display-name="PageStyle_Repos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námico" style:display-name="PageStyle_Dinámi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de Windows</meta:initial-creator>
    <dc:creator>Rafael Bailón Ruiz</dc:creator>
    <meta:creation-date>2015-07-03T11:24:35</meta:creation-date>
    <dc:date>2015-07-05T00:43:28.410356198</dc:date>
    <meta:generator>LibreOffice/4.4.4.2$Linux_X86_64 LibreOffice_project/40$Build-2</meta:generator>
    <meta:editing-duration>PT4H5M37S</meta:editing-duration>
    <meta:editing-cycles>15</meta:editing-cycles>
    <meta:document-statistic meta:table-count="2" meta:cell-count="136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" chart:maximum="14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 style:data-style-name="N109">
      <style:text-properties fo: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 style:data-style-name="N109">
      <style:text-properties fo: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196cm" svg:height="10.823cm" xlink:href=".." xlink:type="simple" chart:class="chart:scatter" chart:column-mapping="0" chart:style-name="ch1">
        <chart:title svg:x="2.919cm" svg:y="0.352cm" chart:style-name="ch2">
          <text:p>Pulsaciones del sujeto durante el periodo de recuperación</text:p>
        </chart:title>
        <chart:legend chart:legend-position="top" svg:x="3.152cm" svg:y="9.216cm" style:legend-expansion="wide" chart:style-name="ch3"/>
        <chart:plot-area chart:style-name="ch4" table:cell-range-address="Dinámico.A7:Dinámico.A21 Dinámico.B6:Dinámico.C6 Dinámico.B8:Dinámico.C21" chart:data-source-has-labels="both" svg:x="0.852cm" svg:y="1.287cm" svg:width="15.764cm" svg:height="7.145cm">
          <chartooo:coordinate-region svg:x="1.659cm" svg:y="1.486cm" svg:width="14.677cm" svg:height="6.299cm"/>
          <chart:axis chart:dimension="x" chart:name="primary-x" chart:style-name="ch5" chartooo:axis-type="auto">
            <chart:title svg:x="7.925cm" svg:y="8.448cm" chart:style-name="ch6">
              <text:p>Tiempo [s]</text:p>
            </chart:title>
            <chart:categories table:cell-range-address="Dinámico.A7:Dinámico.A21"/>
          </chart:axis>
          <chart:axis chart:dimension="y" chart:name="primary-y" chart:style-name="ch7">
            <chart:title svg:x="0.2cm" svg:y="6.976cm" chart:style-name="ch8">
              <text:p>Pulsaciones por minuto</text:p>
            </chart:title>
            <chart:grid chart:style-name="ch9" chart:class="major"/>
          </chart:axis>
          <chart:series chart:style-name="ch10" chart:values-cell-range-address="Dinámico.B8:Dinámico.B21" chart:label-cell-address="Dinámico.B6:Dinámico.B6" chart:class="chart:scatter">
            <chart:domain table:cell-range-address="Dinámico.A8:Dinámico.A21"/>
            <chart:regression-curve chart:style-name="ch11">
              <chart:equation chart:display-equation="true" chart:display-r-square="true" svg:x="11.194cm" svg:y="1.538cm" chart:style-name="ch12"/>
            </chart:regression-curve>
            <chart:data-point chart:repeated="14"/>
          </chart:series>
          <chart:series chart:style-name="ch13" chart:values-cell-range-address="Dinámico.C8:Dinámico.C21" chart:label-cell-address="Dinámico.C6:Dinámico.C6" chart:class="chart:scatter">
            <chart:regression-curve chart:style-name="ch14">
              <chart:equation chart:display-equation="true" chart:display-r-square="true" svg:x="11.19cm" svg:y="2.558cm" chart:style-name="ch15"/>
            </chart:regression-curve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ulsómetro</text:p>
                <draw:g>
                  <svg:desc>Dinámico.B6:Dinámico.B6</svg:desc>
                </draw:g>
              </table:table-cell>
              <table:table-cell office:value-type="string">
                <text:p>Cardiofrecuencímetro</text:p>
                <draw:g>
                  <svg:desc>Dinámico.C6:Dinámico.C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inámico.A7:Dinámico.A21</svg:desc>
                </draw:g>
              </table:table-cell>
              <table:table-cell office:value-type="float" office:value="15">
                <text:p>15</text:p>
                <draw:g>
                  <svg:desc>Dinámico.A8:Dinámico.A21</svg:desc>
                </draw:g>
              </table:table-cell>
              <table:table-cell office:value-type="float" office:value="134">
                <text:p>134</text:p>
                <draw:g>
                  <svg:desc>Dinámico.B8:Dinámico.B21</svg:desc>
                </draw:g>
              </table:table-cell>
              <table:table-cell office:value-type="float" office:value="136">
                <text:p>136</text:p>
                <draw:g>
                  <svg:desc>Dinámico.C8:Dinámico.C2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26">
                <text:p>1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119">
                <text:p>11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35">
                <text:p>135</text:p>
              </table:table-cell>
              <table:table-cell office:value-type="float" office:value="106">
                <text:p>10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02">
                <text:p>10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2" style:family="chart" style:data-style-name="N109">
      <style:text-properties fo: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5" style:family="chart" style:data-style-name="N109">
      <style:text-properties fo: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211cm" svg:height="9.607cm" xlink:href=".." xlink:type="simple" chart:class="chart:scatter" chart:column-mapping="0" chart:style-name="ch1">
        <chart:title svg:x="2.781cm" svg:y="0.297cm" chart:style-name="ch2">
          <text:p>Incremento de las pulsaciones del sujeto respecto al reposo</text:p>
        </chart:title>
        <chart:legend chart:legend-position="top" svg:x="3.154cm" svg:y="8.18cm" style:legend-expansion="wide" chart:style-name="ch3"/>
        <chart:plot-area chart:style-name="ch4" table:cell-range-address="Dinámico.A7:Dinámico.A21 Dinámico.B6:Dinámico.C6 Dinámico.D8:Dinámico.E21" chart:data-source-has-labels="both" svg:x="0.853cm" svg:y="1.12cm" svg:width="15.775cm" svg:height="6.437cm">
          <chartooo:coordinate-region svg:x="1.66cm" svg:y="1.319cm" svg:width="14.688cm" svg:height="5.591cm"/>
          <chart:axis chart:dimension="x" chart:name="primary-x" chart:style-name="ch5" chartooo:axis-type="auto">
            <chart:title svg:x="7.933cm" svg:y="7.498cm" chart:style-name="ch6">
              <text:p>Tiempo [s]</text:p>
            </chart:title>
            <chart:categories table:cell-range-address="Dinámico.A7:Dinámico.A21"/>
          </chart:axis>
          <chart:axis chart:dimension="y" chart:name="primary-y" chart:style-name="ch7">
            <chart:title svg:x="0.2cm" svg:y="6.19cm" chart:style-name="ch8">
              <text:p>Pulsaciones por minuto</text:p>
            </chart:title>
            <chart:grid chart:style-name="ch9" chart:class="major"/>
          </chart:axis>
          <chart:series chart:style-name="ch10" chart:values-cell-range-address="Dinámico.D8:Dinámico.D21" chart:label-cell-address="Dinámico.B6:Dinámico.B6" chart:class="chart:scatter">
            <chart:domain table:cell-range-address="Dinámico.A8:Dinámico.A21"/>
            <chart:regression-curve chart:style-name="ch11">
              <chart:equation chart:display-equation="true" chart:display-r-square="true" svg:x="11.221cm" svg:y="1.322cm" chart:style-name="ch12"/>
            </chart:regression-curve>
            <chart:data-point chart:repeated="14"/>
          </chart:series>
          <chart:series chart:style-name="ch13" chart:values-cell-range-address="Dinámico.E8:Dinámico.E21" chart:label-cell-address="Dinámico.C6:Dinámico.C6" chart:class="chart:scatter">
            <chart:regression-curve chart:style-name="ch14">
              <chart:equation chart:display-equation="true" chart:display-r-square="true" svg:x="11.213cm" svg:y="2.297cm" chart:style-name="ch15"/>
            </chart:regression-curve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ulsómetro</text:p>
                <draw:g>
                  <svg:desc>Dinámico.B6:Dinámico.B6</svg:desc>
                </draw:g>
              </table:table-cell>
              <table:table-cell office:value-type="string">
                <text:p>Cardiofrecuencímetro</text:p>
                <draw:g>
                  <svg:desc>Dinámico.C6:Dinámico.C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Dinámico.A7:Dinámico.A21</svg:desc>
                </draw:g>
              </table:table-cell>
              <table:table-cell office:value-type="float" office:value="15">
                <text:p>15</text:p>
                <draw:g>
                  <svg:desc>Dinámico.A8:Dinámico.A21</svg:desc>
                </draw:g>
              </table:table-cell>
              <table:table-cell office:value-type="float" office:value="64">
                <text:p>64</text:p>
                <draw:g>
                  <svg:desc>Dinámico.D8:Dinámico.D21</svg:desc>
                </draw:g>
              </table:table-cell>
              <table:table-cell office:value-type="float" office:value="67">
                <text:p>67</text:p>
                <draw:g>
                  <svg:desc>Dinámico.E8:Dinámico.E2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05">
                <text:p>105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35">
                <text:p>13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65">
                <text:p>165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95">
                <text:p>19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style:font-style-name="Norm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9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90" chart:maximum="140" chart:origin="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12" style:family="chart" style:data-style-name="N109">
      <style:text-properties style:font-style-name="Normal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955cm" svg:height="9.537cm" xlink:href=".." xlink:type="simple" chart:class="chart:scatter" chart:style-name="ch1">
        <chart:title svg:x="4.372cm" svg:y="0.326cm" chart:style-name="ch2">
          <text:p>Pulsómetro frente a cardiofrecuencímetro</text:p>
        </chart:title>
        <chart:legend chart:legend-position="bottom" svg:x="1.654cm" svg:y="8.754cm" style:legend-expansion="wide" chart:style-name="ch3"/>
        <chart:plot-area chart:style-name="ch4" table:cell-range-address="Dinámico.B8:Dinámico.B21 Dinámico.C8:Dinámico.C21 Dinámico.E4:Dinámico.E4" chart:data-source-has-labels="both" svg:x="1.35cm" svg:y="1.295cm" svg:width="15.266cm" svg:height="6.288cm">
          <chartooo:coordinate-region svg:x="2.157cm" svg:y="1.494cm" svg:width="14.179cm" svg:height="5.442cm"/>
          <chart:axis chart:dimension="x" chart:name="primary-x" chart:style-name="ch5" chartooo:axis-type="auto">
            <chart:title svg:x="6.902cm" svg:y="7.773cm" chart:style-name="ch6">
              <text:p>Cardiofrecuencímetro [PPM]</text:p>
            </chart:title>
            <chart:categories table:cell-range-address="Dinámico.B9:Dinámico.B21"/>
          </chart:axis>
          <chart:axis chart:dimension="y" chart:name="primary-y" chart:style-name="ch7">
            <chart:title svg:x="0.451cm" svg:y="5.793cm" chart:style-name="ch8">
              <text:p>Pulsómetro [PPM]</text:p>
            </chart:title>
            <chart:grid chart:style-name="ch9" chart:class="major"/>
          </chart:axis>
          <chart:series chart:style-name="ch10" chart:values-cell-range-address="Dinámico.B8:Dinámico.B21" chart:label-cell-address="Dinámico.E4:Dinámico.E4" chart:class="chart:scatter">
            <chart:domain table:cell-range-address="Dinámico.C8:Dinámico.C21"/>
            <chart:regression-curve chart:style-name="ch11">
              <chart:equation chart:display-equation="true" chart:display-r-square="true" svg:x="2.339cm" svg:y="1.547cm" chart:style-name="ch12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Pulsómetro/Cardiofrecuencímetro</text:p>
                <draw:g>
                  <svg:desc>Dinámico.E4:Dinámico.E4</svg:desc>
                </draw:g>
              </table:table-cell>
            </table:table-row>
          </table:table-header-rows>
          <table:table-rows>
            <table:table-row>
              <table:table-cell office:value-type="float" office:value="126">
                <text:p>130</text:p>
                <draw:g>
                  <svg:desc>Dinámico.B9:Dinámico.B21</svg:desc>
                </draw:g>
              </table:table-cell>
              <table:table-cell office:value-type="float" office:value="136">
                <text:p>136</text:p>
                <draw:g>
                  <svg:desc>Dinámico.C8:Dinámico.C21</svg:desc>
                </draw:g>
              </table:table-cell>
              <table:table-cell office:value-type="float" office:value="134">
                <text:p>134</text:p>
                <draw:g>
                  <svg:desc>Dinámico.B8:Dinámico.B21</svg:desc>
                </draw:g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8">
                <text:p>10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